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ryQueryNode.acceptOperands( QueryNodeVisitor visitor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ryQueryNode.needsSystemTre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ryQueryNode.removeOperand( QueryNode oper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ryQueryNode.NAryQueryNode( QueryNode parent , QueryNode [ ] opera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ryQueryNod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ryQueryNode.addOperand( QueryNode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ryQueryNode.NAry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ryQueryNode.getNumOpera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ryQueryNode.getOpera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